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ndale Mono" fo:font-size="13pt" fo:font-weight="bold" officeooo:rsid="00092f04" officeooo:paragraph-rsid="00092f04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ndale Mono" fo:font-size="13pt" style:font-size-asian="13pt" style:font-size-complex="13pt"/>
    </style:style>
    <style:style style:name="P4" style:family="paragraph" style:parent-style-name="Standard">
      <style:text-properties style:font-name="Andale Mono" fo:font-size="13pt" officeooo:rsid="000c8917" officeooo:paragraph-rsid="000c8917" style:font-size-asian="13pt" style:font-size-complex="13pt"/>
    </style:style>
    <style:style style:name="P5" style:family="paragraph" style:parent-style-name="Standard">
      <style:text-properties style:font-name="Andale Mono" fo:font-size="13pt" officeooo:rsid="000dd4d2" officeooo:paragraph-rsid="000dd4d2" style:font-size-asian="13pt" style:font-size-complex="13pt"/>
    </style:style>
    <style:style style:name="P6" style:family="paragraph" style:parent-style-name="Standard">
      <style:text-properties fo:color="#000000" style:font-name="Abyssinica SIL" fo:font-size="12pt" officeooo:paragraph-rsid="000dd4d2" fo:background-color="#fffffe" style:font-size-asian="12pt" style:font-size-complex="12pt"/>
    </style:style>
    <style:style style:name="P7" style:family="paragraph" style:parent-style-name="Standard">
      <style:text-properties fo:color="#000000" style:font-name="Abyssinica SIL" fo:font-size="12pt" officeooo:rsid="0012acd8" officeooo:paragraph-rsid="0012acd8" fo:background-color="#fffffe" style:font-size-asian="12pt" style:font-size-complex="12pt"/>
    </style:style>
    <style:style style:name="P8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e"/>
    </style:style>
    <style:style style:name="P9" style:family="paragraph" style:parent-style-name="Standard">
      <style:text-properties fo:color="#000000" style:font-name="Abyssinica SIL" fo:font-size="12pt" officeooo:rsid="000dd4d2" officeooo:paragraph-rsid="0012acd8" fo:background-color="#fffffe" style:font-size-asian="12pt" style:font-size-complex="12pt"/>
    </style:style>
    <style:style style:name="P10" style:family="paragraph" style:parent-style-name="Standard">
      <style:paragraph-properties fo:line-height="100%"/>
      <style:text-properties fo:color="#000000" style:font-name="Abyssinica SIL" fo:font-size="12pt" officeooo:paragraph-rsid="00165443" fo:background-color="#fffffe"/>
    </style:style>
    <style:style style:name="P11" style:family="paragraph" style:parent-style-name="Standard">
      <style:paragraph-properties fo:line-height="100%"/>
      <style:text-properties fo:color="#000000" style:font-name="Liberation Mono" fo:font-size="12pt" officeooo:paragraph-rsid="00165443" fo:background-color="#fffffe" style:font-size-asian="12pt" style:font-size-complex="12pt"/>
    </style:style>
    <style:style style:name="P12" style:family="paragraph" style:parent-style-name="Standard">
      <style:text-properties style:font-name="Andale Mono" fo:font-size="13pt" officeooo:rsid="000dd4d2" officeooo:paragraph-rsid="000dd4d2" style:font-size-asian="13pt" style:font-size-complex="13pt"/>
    </style:style>
    <style:style style:name="P13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e"/>
    </style:style>
    <style:style style:name="P14" style:family="paragraph" style:parent-style-name="Standard">
      <style:paragraph-properties fo:margin-top="0cm" fo:margin-bottom="0.499cm" loext:contextual-spacing="false" fo:line-height="100%"/>
      <style:text-properties fo:color="#000000" style:font-name="Liberation Mono" fo:font-size="12pt" fo:font-weight="normal" fo:background-color="#fffffe" style:font-size-asian="12pt" style:font-size-complex="12pt"/>
    </style:style>
    <style:style style:name="P15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Andale Mono" fo:font-size="12pt" fo:font-weight="normal" fo:background-color="#fffffe" style:font-size-asian="12pt" style:font-size-complex="12pt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Liberation Serif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style:font-name="Droid Sans Mono" fo:font-size="10.5pt" fo:font-weight="normal" officeooo:rsid="0015741c"/>
    </style:style>
    <style:style style:name="T3" style:family="text">
      <style:text-properties style:font-name="Droid Sans Mono" fo:font-size="10.5pt" fo:font-weight="normal" officeooo:rsid="000dd4d2" style:font-size-asian="12pt" style:font-size-complex="12pt"/>
    </style:style>
    <style:style style:name="T4" style:family="text">
      <style:text-properties officeooo:rsid="00136e80"/>
    </style:style>
    <style:style style:name="T5" style:family="text">
      <style:text-properties officeooo:rsid="0015741c"/>
    </style:style>
    <style:style style:name="T6" style:family="text">
      <style:text-properties officeooo:rsid="000dd4d2" style:font-size-asian="12pt" style:font-size-complex="12pt"/>
    </style:style>
    <style:style style:name="T7" style:family="text">
      <style:text-properties officeooo:rsid="00165443"/>
    </style:style>
    <style:style style:name="T8" style:family="text">
      <style:text-properties fo:font-size="10.5pt" fo:font-weight="normal"/>
    </style:style>
    <style:style style:name="T9" style:family="text">
      <style:text-properties fo:font-size="10.5pt" fo:font-weight="normal" officeooo:rsid="0015741c"/>
    </style:style>
    <style:style style:name="T10" style:family="text">
      <style:text-properties fo:font-weight="normal"/>
    </style:style>
    <style:style style:name="T11" style:family="text">
      <style:text-properties fo:font-weight="normal" officeooo:rsid="0015741c"/>
    </style:style>
    <style:style style:name="T12" style:family="text">
      <style:text-properties fo:font-size="12pt"/>
    </style:style>
    <style:style style:name="T13" style:family="text">
      <style:text-properties fo:color="#ce181e"/>
    </style:style>
    <style:style style:name="T14" style:family="text">
      <style:text-properties style:font-name="Liberation Serif" fo:font-size="12pt"/>
    </style:style>
    <style:style style:name="T15" style:family="text">
      <style:text-properties fo:color="#ce181e" style:font-name="Liberation Serif" fo:font-size="12pt"/>
    </style:style>
    <style:style style:name="gr1" style:family="graphic">
      <style:graphic-properties draw:stroke="dash" draw:stroke-dash="Fine_20_Dashed" svg:stroke-color="#000000" draw:fill="none" draw:fill-color="#ffffff" fo:min-height="20.9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none" draw:fill-color="#ffffff" fo:min-height="8.1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color="#000000" draw:fill="none" draw:fill-color="#ffffff" fo:min-height="8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000000" draw:fill="none" draw:fill-color="#ffffff" fo:min-height="20.4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color="#000000" draw:fill="none" draw:fill-color="#ffffff" fo:min-height="6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color="#000000" draw:fill="none" draw:fill-color="#ffffff" fo:min-height="3.3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Fine_20_Dashed" svg:stroke-color="#000000" draw:fill="none" draw:fill-color="#ffffff" fo:min-height="3.1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ego Antunes da Costa (1º Termo - Big Data no Agronegocio)</text:p>
      <text:p text:style-name="P1"/>
      <text:p text:style-name="P3">1) Faça um programa que leia vários números, calcule</text:p>
      <text:p text:style-name="P3">e mostre:</text:p>
      <text:p text:style-name="P3">(a) A soma dos números digitados;</text:p>
      <text:p text:style-name="P3">(b) A quantidade de números digitados;</text:p>
      <text:p text:style-name="P3">(c) A media dos números digitados;</text:p>
      <text:p text:style-name="P3">(d) O maior numero digitado;</text:p>
      <text:p text:style-name="P3">(e) O menor numero digitado;</text:p>
      <text:p text:style-name="P3"><draw:frame text:anchor-type="paragraph" draw:z-index="0" draw:name="Forma1" draw:style-name="gr1" draw:text-style-name="P16" svg:width="14.761cm" svg:height="20.936cm" svg:x="-0.187cm" svg:y="13.827cm"><draw:text-box><text:p><text:span text:style-name="T12"><text:s text:c="4"/></text:span><text:span text:style-name="T12">#include&lt;stdio.h&gt;</text:span></text:p><text:p><text:span text:style-name="T12"/></text:p><text:p><text:span text:style-name="T12"><text:s text:c="4"/></text:span><text:span text:style-name="T12">int main ()</text:span></text:p><text:p><text:span text:style-name="T12"/></text:p><text:p><text:span text:style-name="T12"><text:s text:c="4"/></text:span><text:span text:style-name="T12">{</text:span></text:p><text:p><text:span text:style-name="T12"><text:tab/></text:span><text:span text:style-name="T12">int i;</text:span></text:p><text:p><text:span text:style-name="T12"><text:s text:c="7"/></text:span><text:span text:style-name="T12"><text:tab/></text:span><text:span text:style-name="T12">float num, total, soma= 0, media, maior = 0, menor= 10000000;</text:span></text:p><text:p><text:span text:style-name="T12"><text:s text:c="8"/></text:span></text:p><text:p><text:span text:style-name="T12"><text:s text:c="8"/></text:span><text:span text:style-name="T12"><text:tab/></text:span><text:span text:style-name="T12">printf("Quantos numeros deseja digitar? ");</text:span></text:p><text:p><text:span text:style-name="T12"><text:s text:c="8"/></text:span><text:span text:style-name="T12"><text:tab/></text:span><text:span text:style-name="T12">scanf("%f",&amp;total);</text:span></text:p><text:p><text:span text:style-name="T12"/></text:p><text:p><text:span text:style-name="T12"/></text:p><text:p><text:span text:style-name="T12"><text:s text:c="8"/></text:span><text:span text:style-name="T12"><text:tab/></text:span><text:span text:style-name="T12">for (i = 0; i&lt;total; i++)</text:span></text:p><text:p><text:span text:style-name="T12"><text:s text:c="8"/></text:span><text:span text:style-name="T12">{</text:span></text:p><text:p><text:span text:style-name="T12"><text:s text:c="12"/></text:span><text:span text:style-name="T12">printf("Digite um numero:");</text:span></text:p><text:p><text:span text:style-name="T12"><text:s text:c="12"/></text:span><text:span text:style-name="T12">scanf("%f", &amp;num);</text:span></text:p><text:p><text:span text:style-name="T12"><text:s text:c="12"/></text:span><text:span text:style-name="T12">soma = soma + num;</text:span></text:p><text:p><text:span text:style-name="T12"><text:tab/></text:span><text:span text:style-name="T12"><text:tab/></text:span><text:span text:style-name="T12"><text:tab/></text:span></text:p><text:p><text:span text:style-name="T12"><text:tab/></text:span><text:span text:style-name="T12"><text:tab/></text:span><text:span text:style-name="T12"><text:tab/></text:span><text:span text:style-name="T12">if (num &gt; maior )</text:span></text:p><text:p><text:span text:style-name="T12"><text:tab/></text:span><text:span text:style-name="T12"><text:tab/></text:span><text:span text:style-name="T12"><text:tab/></text:span><text:span text:style-name="T12">{</text:span></text:p><text:p><text:span text:style-name="T12"><text:tab/></text:span><text:span text:style-name="T12"><text:tab/></text:span><text:span text:style-name="T12"><text:tab/></text:span><text:span text:style-name="T12"><text:tab/></text:span><text:span text:style-name="T12">maior = num;</text:span></text:p><text:p><text:span text:style-name="T12"><text:tab/></text:span><text:span text:style-name="T12"><text:tab/></text:span><text:span text:style-name="T12"><text:tab/></text:span><text:span text:style-name="T12">}</text:span></text:p><text:p><text:span text:style-name="T12"><text:tab/></text:span><text:span text:style-name="T12"><text:tab/></text:span><text:span text:style-name="T12"><text:tab/></text:span><text:span text:style-name="T12">if (num &lt; menor )</text:span></text:p><text:p><text:span text:style-name="T12"><text:tab/></text:span><text:span text:style-name="T12"><text:tab/></text:span><text:span text:style-name="T12"><text:tab/></text:span><text:span text:style-name="T12">{</text:span></text:p><text:p><text:span text:style-name="T12"><text:tab/></text:span><text:span text:style-name="T12"><text:tab/></text:span><text:span text:style-name="T12"><text:tab/></text:span><text:span text:style-name="T12"><text:tab/></text:span><text:span text:style-name="T12">menor = num;</text:span></text:p><text:p><text:span text:style-name="T12"><text:tab/></text:span><text:span text:style-name="T12"><text:tab/></text:span><text:span text:style-name="T12"><text:tab/></text:span><text:span text:style-name="T12">}</text:span></text:p><text:p><text:span text:style-name="T12"><text:s text:c="8"/></text:span></text:p><text:p><text:span text:style-name="T12"><text:s text:c="6"/></text:span><text:span text:style-name="T12"><text:tab/></text:span><text:span text:style-name="T12"><text:tab/></text:span><text:span text:style-name="T12">}</text:span></text:p><text:p><text:span text:style-name="T12"><text:s text:c="6"/></text:span></text:p><text:p><text:span text:style-name="T12"><text:tab/></text:span><text:span text:style-name="T12"><text:tab/></text:span><text:span text:style-name="T12">printf( "valor da soma: %.2f\n",soma);</text:span></text:p><text:p><text:span text:style-name="T12"><text:s text:c="8"/></text:span></text:p><text:p><text:span text:style-name="T12"><text:s text:c="8"/></text:span><text:span text:style-name="T12"><text:tab/></text:span><text:span text:style-name="T12">printf("Quantidade de numeros digitados: %.2f\n",total);</text:span></text:p><text:p><text:span text:style-name="T12"><text:s text:c="8"/></text:span></text:p><text:p><text:span text:style-name="T12"><text:s text:c="8"/></text:span><text:span text:style-name="T12"><text:tab/></text:span><text:span text:style-name="T12">media = soma / total;</text:span></text:p><text:p><text:span text:style-name="T12"><text:s text:c="21"/></text:span></text:p><text:p><text:span text:style-name="T12"><text:s text:c="8"/></text:span><text:span text:style-name="T12"><text:tab/></text:span><text:span text:style-name="T12">printf("media dos numeros digitados %.2f\n",media);</text:span></text:p><text:p><text:span text:style-name="T12"><text:s text:c="8"/></text:span></text:p><text:p><text:span text:style-name="T12"><text:s text:c="8"/></text:span><text:span text:style-name="T12"><text:tab/></text:span><text:span text:style-name="T12">printf("O maior numero digitado foi: %.2f\n", maior);</text:span></text:p><text:p><text:span text:style-name="T12"><text:s text:c="8"/></text:span></text:p><text:p><text:span text:style-name="T12"><text:s text:c="8"/></text:span><text:span text:style-name="T12"><text:tab/></text:span><text:span text:style-name="T12">printf("O menor numero digitado foi: %.2f", menor);</text:span></text:p><text:p><text:span text:style-name="T12"><text:s text:c="8"/></text:span></text:p><text:p><text:span text:style-name="T12"><text:s text:c="8"/></text:span><text:span text:style-name="T12"><text:tab/></text:span><text:span text:style-name="T12">return 0;</text:span></text:p><text:p><text:span text:style-name="T12"><text:s text:c="4"/></text:span><text:span text:style-name="T12">}</text:span></text:p></draw:text-box></draw:frame>(f ) A media dos números pares;</text:p>
      <text:p text:style-name="P3"/>
      <text:p text:style-name="P3"/>
      <text:p text:style-name="P4">RESPOSTA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2) Explique o que o programa abaixo faz.</text:p>
      <text:p text:style-name="P3">#include &lt;stdio.h&gt;</text:p>
      <text:p text:style-name="P3">int main()</text:p>
      <text:p text:style-name="P3">{</text:p>
      <text:p text:style-name="P3">int a;</text:p>
      <text:p text:style-name="P3">printf("Enter an integer: ");</text:p>
      <text:p text:style-name="P3">scanf("%d", &amp;a);</text:p>
      <text:p text:style-name="P3">if(a % 2 == 0)</text:p>
      <text:p text:style-name="P3">printf("%d é ___x___.", a);</text:p>
      <text:p text:style-name="P3">else</text:p>
      <text:p text:style-name="P3">printf("%d é ___y___.", a);</text:p>
      <text:p text:style-name="P3">return 0;</text:p>
      <text:p text:style-name="P3">}</text:p>
      <text:p text:style-name="P3"/>
      <text:p text:style-name="P3"/>
      <text:p text:style-name="P4"><draw:frame text:anchor-type="paragraph" draw:z-index="1" draw:name="Forma2" draw:style-name="gr2" draw:text-style-name="P17" svg:width="9.554cm" svg:height="8.143cm" svg:x="-0.215cm" svg:y="0.804cm"><draw:text-box><text:p>#include &lt;stdio.h&gt;</text:p><text:p>int main()</text:p><text:p>{</text:p><text:p>int a;</text:p><text:p>printf("Enter an integer: ");</text:p><text:p>scanf("%d", &amp;a);</text:p><text:p>if(a % 2 == 0)</text:p><text:p>printf("%d é<text:span text:style-name="T13"> PAR</text:span>\n", a);</text:p><text:p>else</text:p><text:p>printf("%d é<text:span text:style-name="T13"> IMPAR</text:span>\n",a);</text:p><text:p/><text:p/><text:p>}</text:p></draw:text-box></draw:frame>RESPOSTA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3) Corrigir os erros e rodar o programa abaixo:</text:p>
      <text:p text:style-name="P4"/>
      <text:p text:style-name="P4">#include &lt;stdio.h&gt;</text:p>
      <text:p text:style-name="P4">int main</text:p>
      <text:p text:style-name="P4">{</text:p>
      <text:p text:style-name="P4">char c</text:p>
      <text:p text:style-name="P4">printf("Enter a character: ");</text:p>
      <text:p text:style-name="P4">// Reads character input from the user</text:p>
      <text:p text:style-name="P4">scanf("%c", c);</text:p>
      <text:p text:style-name="P4">// %d displays the integer value of a character</text:p>
      <text:p text:style-name="P4">// %c displays the actual character</text:p>
      <text:p text:style-name="P4">printf("ASCII value of %c = %d", c, c)</text:p>
      <text:p text:style-name="P4">return 0;</text:p>
      <text:p text:style-name="P4">}</text:p>
      <text:p text:style-name="P4"/>
      <text:p text:style-name="P4"><draw:frame text:anchor-type="paragraph" draw:z-index="2" draw:name="Forma3" draw:style-name="gr3" draw:text-style-name="P18" svg:width="14.288cm" svg:height="8.822cm" svg:x="-0.217cm" svg:y="1.792cm"><draw:text-box><text:p><text:span text:style-name="T14">#include &lt;stdio.h&gt;</text:span></text:p><text:p><text:span text:style-name="T14">int main</text:span><text:span text:style-name="T15">()</text:span></text:p><text:p><text:span text:style-name="T14">{</text:span></text:p><text:p><text:span text:style-name="T14"><text:s text:c="4"/></text:span><text:span text:style-name="T14">char c</text:span><text:span text:style-name="T15">;</text:span></text:p><text:p><text:span text:style-name="T14"><text:s text:c="4"/></text:span><text:span text:style-name="T14">printf("Enter a character: ");</text:span></text:p><text:p><text:span text:style-name="T14"><text:s text:c="4"/></text:span><text:span text:style-name="T14">// Reads character input from the user</text:span></text:p><text:p><text:span text:style-name="T14"><text:s text:c="4"/></text:span><text:span text:style-name="T14">scanf("%c",</text:span><text:span text:style-name="T15"> &amp;</text:span><text:span text:style-name="T14">c); <text:s/></text:span></text:p><text:p><text:span text:style-name="T14"><text:s text:c="4"/></text:span></text:p><text:p><text:span text:style-name="T14"><text:s text:c="4"/></text:span><text:span text:style-name="T14">// %d displays the integer value of a character</text:span></text:p><text:p><text:span text:style-name="T14"><text:s text:c="4"/></text:span><text:span text:style-name="T14">// %c displays the actual character</text:span></text:p><text:p><text:span text:style-name="T14"><text:s text:c="4"/></text:span><text:span text:style-name="T14">printf("ASCII value of %c = %d", c, c)</text:span><text:span text:style-name="T15">;</text:span></text:p><text:p><text:span text:style-name="T14"><text:s text:c="4"/></text:span><text:span text:style-name="T14">return 0;</text:span></text:p><text:p><text:span text:style-name="T14">}</text:span></text:p></draw:text-box></draw:frame></text:p>
      <text:p text:style-name="P5">Resposta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) Faça um programa que leia 2 números e que calcule</text:p>
      <text:p text:style-name="P5">o mínimo múltiplo comum usando while e if.</text:p>
      <text:p text:style-name="P5"><draw:frame text:anchor-type="paragraph" draw:z-index="3" draw:name="Forma4" draw:style-name="gr4" draw:text-style-name="P17" svg:width="16.493cm" svg:height="20.45cm" svg:x="0.224cm" svg:y="0.441cm"><draw:text-box><text:p>#include&lt;stdlib.h&gt;</text:p><text:p>#include&lt;stdio.h&gt;</text:p><text:p>#include&lt;string.h&gt;</text:p><text:p>void mmc(int num1,int num2,int *resultado){</text:p><text:p><text:s text:c="3"/>int cont=2,dividiu,result=1;</text:p><text:p><text:s text:c="3"/>while (num1!=1 || num2!=1){</text:p><text:p><text:s text:c="9"/>dividiu=0;</text:p><text:p><text:s text:c="9"/>if (num1%cont==0){</text:p><text:p><text:s text:c="12"/>dividiu=1;</text:p><text:p><text:s text:c="12"/>num1=num1/cont;</text:p><text:p><text:s text:c="9"/>}</text:p><text:p><text:s text:c="9"/>if (num2%cont==0){</text:p><text:p><text:s text:c="12"/>dividiu=1;</text:p><text:p><text:s text:c="12"/>num2=num2/cont;</text:p><text:p><text:s text:c="9"/>}</text:p><text:p><text:s text:c="9"/>if (dividiu==0){</text:p><text:p><text:s text:c="11"/>cont++;</text:p><text:p><text:s text:c="9"/>}else{</text:p><text:p><text:s text:c="11"/>result=result*cont;</text:p><text:p><text:s text:c="9"/>}</text:p><text:p><text:s text:c="3"/>} </text:p><text:p><text:s text:c="3"/>*resultado=result; </text:p><text:p>}</text:p><text:p/><text:p/><text:p>main(){</text:p><text:p><text:s text:c="2"/>int a,b,c, next;</text:p><text:p><text:s text:c="2"/>while (next = 1)</text:p><text:p><text:s text:c="2"/>{</text:p><text:p><text:s text:c="2"/>printf("Calculadora de MMC\n");</text:p><text:p><text:s text:c="2"/>printf("Digite um numero:");</text:p><text:p><text:s text:c="2"/>scanf("%d",&amp;a);</text:p><text:p><text:s text:c="2"/>printf("Digite outro numero:");</text:p><text:p><text:s text:c="2"/>scanf("%d",&amp;b);</text:p><text:p><text:s text:c="2"/>mmc(a,b,&amp;c);</text:p><text:p><text:s text:c="2"/>printf("O resultado do MMC é <text:s/>:%d\n",c);</text:p><text:p><text:s text:c="2"/>printf("Para resolver outro calculo digite 1:");</text:p><text:p><text:s text:c="2"/>scanf("%d",&amp;next);</text:p><text:p><text:s text:c="2"/>}</text:p><text:p><text:s text:c="2"/></text:p><text:p>}</text:p><text:p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) Escrever um programa que leia o código do produto</text:p>
      <text:p text:style-name="P5">escolhido do cardápio de uma lanchonete e a</text:p>
      <text:p text:style-name="P5">quantidade. O programa deve calcular o valor a ser</text:p>
      <text:p text:style-name="P5">pago por aquele lanche. Considere que a cada</text:p>
      <text:p text:style-name="P5">execução somente será calculado um pedido.</text:p>
      <text:p text:style-name="P6"/>
      <text:p text:style-name="P9">#include &lt;stdio.h&gt;</text:p>
      <text:p text:style-name="P7"/>
      <text:p text:style-name="P9"><text:tab/>int main(void) {</text:p>
      <text:p text:style-name="P9"><text:tab/> <text:s/>float <text:s/>op, unid, total ;</text:p>
      <text:p text:style-name="P9"><text:tab/>printf("Tabela de Opções\n");</text:p>
      <text:p text:style-name="P9"><text:s text:c="4"/><text:tab/>printf("Cachorro Quente = 100\n");</text:p>
      <text:p text:style-name="P9"><text:tab/>printf("Bauru Simples = 101\n");</text:p>
      <text:p text:style-name="P9"><text:tab/>printf("Bauru com Ovo = 102\n");</text:p>
      <text:p text:style-name="P9"><text:tab/>printf("Hamburguer = 103\n");</text:p>
      <text:p text:style-name="P9"><text:tab/>printf("cheeseburguer= 104\n");</text:p>
      <text:p text:style-name="P9"><text:tab/>printf("Suco = 105\n");</text:p>
      <text:p text:style-name="P9"><text:tab/>printf("Refrigerante = 106\n");</text:p>
      <text:p text:style-name="P9"><text:tab/>printf("Digite o codigo da opção: ");</text:p>
      <text:p text:style-name="P9"><text:tab/>scanf("%f", &amp;op);<text:tab/></text:p>
      <text:p text:style-name="P7"/>
      <text:p text:style-name="P9"><text:tab/><text:tab/>if (op == 100)</text:p>
      <text:p text:style-name="P9"><text:tab/><text:tab/>{</text:p>
      <text:p text:style-name="P9"><text:tab/><text:tab/><text:tab/>printf("Você escolheu um Cachorro Quente - R$ 1.20\n");</text:p>
      <text:p text:style-name="P9"><text:s text:c="4"/></text:p>
      <text:p text:style-name="P9"><text:tab/><text:tab/><text:tab/>printf("Quantas unidades deseja : ");</text:p>
      <text:p text:style-name="P9"><text:tab/><text:tab/><text:tab/>scanf("%f", &amp;unid);</text:p>
      <text:p text:style-name="P9"><text:tab/><text:tab/><text:tab/>total = unid * 1.20;</text:p>
      <text:p text:style-name="P9"><text:tab/><text:tab/></text:p>
      <text:p text:style-name="P9"><text:tab/><text:tab/><text:tab/></text:p>
      <text:p text:style-name="P9"><text:tab/><text:tab/><text:tab/>printf("Você pagara:R$ %.2f\n",total);</text:p>
      <text:p text:style-name="P9"><text:tab/><text:tab/></text:p>
      <text:p text:style-name="P9"><text:tab/><text:tab/>}</text:p>
      <text:p text:style-name="P9"><text:s text:c="4"/><text:tab/>if (op == 101)</text:p>
      <text:p text:style-name="P9"><text:tab/><text:tab/>{</text:p>
      <text:p text:style-name="P9"><text:tab/><text:tab/><text:tab/>printf("Você escolheu um Bauru Simples - R$ 1.30\n");</text:p>
      <text:p text:style-name="P9"><text:s text:c="5"/></text:p>
      <text:p text:style-name="P9"><text:tab/><text:tab/><text:tab/>printf("Quantas unidades deseja : ");</text:p>
      <text:p text:style-name="P9"><text:tab/><text:tab/><text:tab/>scanf("%f", &amp;unid);</text:p>
      <text:p text:style-name="P9"><text:tab/><text:tab/><text:tab/></text:p>
      <text:p text:style-name="P9"><text:tab/><text:tab/><text:tab/>total = unid * 1.30;</text:p>
      <text:p text:style-name="P9"><text:tab/><text:tab/></text:p>
      <text:p text:style-name="P9"><text:tab/><text:tab/><text:tab/></text:p>
      <text:p text:style-name="P9"><text:tab/><text:tab/><text:tab/>printf("Você pagara:R$ %.2f\n",total);</text:p>
      <text:p text:style-name="P9"><text:tab/><text:tab/></text:p>
      <text:p text:style-name="P9"><text:tab/><text:tab/>}</text:p>
      <text:p text:style-name="P9"><text:tab/><text:tab/>if (op == 102)</text:p>
      <text:p text:style-name="P9"><text:tab/><text:tab/>{</text:p>
      <text:p text:style-name="P9"><text:soft-page-break/><text:tab/><text:tab/><text:tab/>printf("Você escolheu um Bauru com Ovo - R$ 1.50\n");</text:p>
      <text:p text:style-name="P9"><text:s text:c="5"/></text:p>
      <text:p text:style-name="P9"><text:tab/><text:tab/><text:tab/>printf("Quantas unidades deseja : ");</text:p>
      <text:p text:style-name="P9"><text:tab/><text:tab/><text:tab/>scanf("%f", &amp;unid);</text:p>
      <text:p text:style-name="P9"><text:tab/><text:tab/><text:tab/></text:p>
      <text:p text:style-name="P9"><text:tab/><text:tab/><text:tab/>total = unid * 1.50;</text:p>
      <text:p text:style-name="P9"><text:tab/><text:tab/></text:p>
      <text:p text:style-name="P9"><text:tab/><text:tab/><text:tab/></text:p>
      <text:p text:style-name="P9"><text:tab/><text:tab/><text:tab/>printf("Você pagara:R$ %.2f\n",total);</text:p>
      <text:p text:style-name="P9"><text:tab/><text:tab/></text:p>
      <text:p text:style-name="P9"><text:tab/><text:tab/>}</text:p>
      <text:p text:style-name="P9"><text:tab/><text:tab/>if (op == 103)</text:p>
      <text:p text:style-name="P9"><text:tab/><text:tab/>{</text:p>
      <text:p text:style-name="P9"><text:tab/><text:tab/><text:tab/>printf("Você escolheu um Hamburguer - R$ 1.20\n");</text:p>
      <text:p text:style-name="P9"><text:s text:c="5"/></text:p>
      <text:p text:style-name="P9"><text:tab/><text:tab/><text:tab/>printf("Quantas unidades deseja : ");</text:p>
      <text:p text:style-name="P9"><text:tab/><text:tab/><text:tab/>scanf("%f", &amp;unid);</text:p>
      <text:p text:style-name="P9"><text:tab/><text:tab/><text:tab/></text:p>
      <text:p text:style-name="P9"><text:tab/><text:tab/><text:tab/>total = unid * 1.20;</text:p>
      <text:p text:style-name="P9"><text:tab/><text:tab/></text:p>
      <text:p text:style-name="P9"><text:tab/><text:tab/><text:tab/></text:p>
      <text:p text:style-name="P9"><text:tab/><text:tab/><text:tab/>printf("Você pagara:R$ %.2f\n",total);</text:p>
      <text:p text:style-name="P9"><text:tab/><text:tab/></text:p>
      <text:p text:style-name="P9"><text:tab/><text:tab/>}</text:p>
      <text:p text:style-name="P9"><text:tab/><text:tab/>if (op == 104)</text:p>
      <text:p text:style-name="P9"><text:tab/><text:tab/>{</text:p>
      <text:p text:style-name="P9"><text:tab/><text:tab/><text:tab/>printf("Você escolheu um Cheeseburguer - R$ 1.70\n");</text:p>
      <text:p text:style-name="P9"><text:s text:c="5"/></text:p>
      <text:p text:style-name="P9"><text:tab/><text:tab/><text:tab/>printf("Quantas unidades deseja : ");</text:p>
      <text:p text:style-name="P9"><text:tab/><text:tab/><text:tab/>scanf("%f", &amp;unid);</text:p>
      <text:p text:style-name="P9"><text:tab/><text:tab/><text:tab/></text:p>
      <text:p text:style-name="P9"><text:tab/><text:tab/><text:tab/>total = unid * 1.70;</text:p>
      <text:p text:style-name="P9"><text:tab/><text:tab/></text:p>
      <text:p text:style-name="P9"><text:tab/><text:tab/><text:tab/></text:p>
      <text:p text:style-name="P9"><text:tab/><text:tab/><text:tab/>printf("Você pagara:R$ %.2f\n",total);</text:p>
      <text:p text:style-name="P9"><text:tab/><text:tab/></text:p>
      <text:p text:style-name="P9"><text:tab/><text:tab/>}</text:p>
      <text:p text:style-name="P9"><text:tab/><text:tab/>if (op == 105)</text:p>
      <text:p text:style-name="P9"><text:tab/><text:tab/>{</text:p>
      <text:p text:style-name="P9"><text:tab/><text:tab/><text:tab/>printf("Você escolheu um Suco - R$ 2.20\n");</text:p>
      <text:p text:style-name="P9"><text:s text:c="5"/></text:p>
      <text:p text:style-name="P9"><text:tab/><text:tab/><text:tab/>printf("Quantas unidades deseja : ");</text:p>
      <text:p text:style-name="P9"><text:tab/><text:tab/><text:tab/>scanf("%f", &amp;unid);</text:p>
      <text:p text:style-name="P9"><text:tab/><text:tab/><text:tab/></text:p>
      <text:p text:style-name="P9"><text:tab/><text:tab/><text:tab/>total = unid * 2.20;</text:p>
      <text:p text:style-name="P9"><text:tab/><text:tab/></text:p>
      <text:p text:style-name="P9"><text:tab/><text:tab/><text:tab/></text:p>
      <text:p text:style-name="P9"><text:tab/><text:tab/><text:tab/>printf("Você pagara:R$ %.2f\n",total);</text:p>
      <text:p text:style-name="P9"><text:soft-page-break/><text:tab/><text:tab/></text:p>
      <text:p text:style-name="P9"><text:tab/><text:tab/>}</text:p>
      <text:p text:style-name="P9"><text:tab/><text:tab/>if (op == 106)</text:p>
      <text:p text:style-name="P9"><text:tab/><text:tab/>{</text:p>
      <text:p text:style-name="P9"><text:tab/><text:tab/><text:tab/>printf("Você escolheu um Refrigerante - R$ 1.00\n");</text:p>
      <text:p text:style-name="P9"><text:s text:c="5"/></text:p>
      <text:p text:style-name="P9"><text:tab/><text:tab/><text:tab/>printf("Quantas unidades deseja : ");</text:p>
      <text:p text:style-name="P9"><text:tab/><text:tab/><text:tab/>scanf("%f", &amp;unid);</text:p>
      <text:p text:style-name="P9"><text:tab/><text:tab/><text:tab/></text:p>
      <text:p text:style-name="P9"><text:tab/><text:tab/><text:tab/>total = unid * 1.00;</text:p>
      <text:p text:style-name="P9"><text:tab/><text:tab/></text:p>
      <text:p text:style-name="P9"><text:tab/><text:tab/><text:tab/></text:p>
      <text:p text:style-name="P9"><text:tab/><text:tab/><text:tab/>printf("Você pagara:R$ %.2f\n",total);</text:p>
      <text:p text:style-name="P9"><text:tab/><text:tab/></text:p>
      <text:p text:style-name="P9"><text:tab/><text:tab/>}</text:p>
      <text:p text:style-name="P10"><text:span text:style-name="T6"><text:s text:c="2"/>}</text:span></text:p>
      <text:p text:style-name="P10"><text:span text:style-name="T3"/></text:p>
      <text:p text:style-name="P11"><text:span text:style-name="T11">6</text:span><text:span text:style-name="T10">) Escreva um programa que imprima na tela, de 1 até</text:span></text:p>
      <text:p text:style-name="P14">100, de 1 em 1, 3 vezes. A primeira vez deve usar a estrutura de repetição for, a segunda while, e a terceira do while.</text:p>
      <text:p text:style-name="P8"><draw:frame text:anchor-type="paragraph" draw:z-index="6" draw:name="Forma7" draw:style-name="gr7" draw:text-style-name="P17" svg:width="17.463cm" svg:height="16.068cm" svg:x="-0.363cm" svg:y="0.355cm"><draw:text-box><text:p>#include &lt;stdio.h&gt;</text:p><text:p/><text:p>int main () </text:p><text:p>{</text:p><text:p><text:s text:c="4"/>int i, a =1;</text:p><text:p><text:s text:c="3"/>printf("\nDe 0 a 100 usando o for \n");</text:p><text:p><text:s text:c="4"/>for (int i= 1;i&lt;= 100; i++)</text:p><text:p><text:s text:c="4"/>{</text:p><text:p><text:s text:c="4"/>printf("%d\n",i);</text:p><text:p><text:s text:c="4"/>}</text:p><text:p/><text:p/><text:p><text:s text:c="4"/>printf("\nDe 0 a 100 usando o WHILE \n");</text:p><text:p><text:tab/>i=0;</text:p><text:p><text:s text:c="4"/>while(a &lt;= 100)</text:p><text:p><text:s text:c="4"/>{</text:p><text:p><text:s text:c="4"/>printf("%d\n ",a);</text:p><text:p><text:s text:c="4"/>a++;</text:p><text:p><text:s text:c="4"/>}</text:p><text:p/><text:p><text:s text:c="4"/>printf("\nDe 0 a 100 usando o DO WHILE \n");</text:p><text:p><text:s text:c="4"/>i=0;</text:p><text:p><text:s text:c="4"/>do </text:p><text:p><text:s text:c="4"/>{</text:p><text:p><text:s text:c="6"/>printf("%d\n", i + 1);</text:p><text:p><text:s text:c="6"/>i++;</text:p><text:p><text:s text:c="4"/>}</text:p><text:p><text:s text:c="4"/>while (i&lt;100);</text:p><text:p><text:s text:c="2"/></text:p><text:p/><text:p>return 0;</text:p><text:p>}</text:p><text:p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<text:span text:style-name="T5">7</text:span>) Leia o salário de um trabalhador e o valor da</text:p>
      <text:p text:style-name="P15">prestação de um empréstimo. Se a prestação for</text:p>
      <text:p text:style-name="P15">maior que 20% do salário imprima: Empréstimo não</text:p>
      <text:p text:style-name="P15">concedido, caso contrário imprima: Empréstimo</text:p>
      <text:p text:style-name="P15">concedido.</text:p>
      <text:p text:style-name="P8"><draw:frame text:anchor-type="paragraph" draw:z-index="4" draw:name="Forma5" draw:style-name="gr5" draw:text-style-name="P16" svg:width="18.523cm" svg:height="12.173cm" svg:x="-0.774cm" svg:y="0.108cm"><draw:text-box><text:p><text:span text:style-name="T12">#include&lt;stdio.h&gt;</text:span></text:p><text:p><text:span text:style-name="T12"/></text:p><text:p><text:span text:style-name="T12">int main()</text:span></text:p><text:p><text:span text:style-name="T12"/></text:p><text:p><text:span text:style-name="T12">{</text:span></text:p><text:p><text:span text:style-name="T12"><text:s text:c="4"/></text:span><text:span text:style-name="T12">float salario,parcela;</text:span></text:p><text:p><text:span text:style-name="T12"><text:s text:c="4"/></text:span><text:span text:style-name="T12">printf("Digite o Valor do seu salario: ");</text:span></text:p><text:p><text:span text:style-name="T12"><text:s text:c="4"/></text:span><text:span text:style-name="T12">scanf("%f",&amp;salario);</text:span></text:p><text:p><text:span text:style-name="T12"><text:s text:c="4"/></text:span><text:span text:style-name="T12">printf("Digite o valor da prestação que deseja pagar: ");</text:span></text:p><text:p><text:span text:style-name="T12"><text:s text:c="4"/></text:span><text:span text:style-name="T12">scanf("%f",&amp;parcela);</text:span></text:p><text:p><text:span text:style-name="T12"><text:s text:c="2"/></text:span></text:p><text:p><text:span text:style-name="T12"/></text:p><text:p><text:span text:style-name="T12"><text:s text:c="4"/></text:span></text:p><text:p><text:span text:style-name="T12"><text:s text:c="8"/></text:span><text:span text:style-name="T12">if (parcela &gt;= salario *0.2)</text:span></text:p><text:p><text:span text:style-name="T12"><text:s text:c="8"/></text:span><text:span text:style-name="T12">{</text:span></text:p><text:p><text:span text:style-name="T12"><text:s text:c="8"/></text:span><text:span text:style-name="T12">printf("Você não tem direito a emprestimo");</text:span></text:p><text:p><text:span text:style-name="T12"/></text:p><text:p><text:span text:style-name="T12"><text:s text:c="8"/></text:span><text:span text:style-name="T12">}</text:span></text:p><text:p><text:span text:style-name="T12"><text:s text:c="9"/></text:span><text:span text:style-name="T12">else</text:span></text:p><text:p><text:span text:style-name="T12"><text:s text:c="8"/></text:span><text:span text:style-name="T12">{ </text:span></text:p><text:p><text:span text:style-name="T12"><text:s text:c="8"/></text:span><text:span text:style-name="T12">printf("Você tem direito a emprestimo");</text:span></text:p><text:p><text:span text:style-name="T12"><text:s text:c="8"/></text:span><text:span text:style-name="T12">}</text:span></text:p><text:p><text:span text:style-name="T12">}</text:span></text:p><text:p><text:span text:style-name="T12"/></text:p><text:p><text:span text:style-name="T12"/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7">8</text:span>) Crie uma função que receba como parâmetro um</text:p>
      <text:p text:style-name="P5">número inteiro e devolva o seu dobro.</text:p>
      <text:p text:style-name="P5"><draw:frame text:anchor-type="paragraph" draw:z-index="5" draw:name="Forma6" draw:style-name="gr6" draw:text-style-name="P17" svg:width="17.7cm" svg:height="9.252cm" svg:x="0.416cm" svg:y="1.469cm"><draw:text-box><text:p>#include &lt;stdio.h&gt;</text:p><text:p/><text:p/><text:p>int dobro( int a)</text:p><text:p/><text:p>{ printf("Entrei na função");</text:p><text:p><text:tab/>return a * 2;</text:p><text:p>}<text:tab/></text:p><text:p/><text:p>int main()</text:p><text:p>{</text:p><text:p><text:tab/>int a;</text:p><text:p/><text:p>printf("o numero real e:");</text:p><text:p>scanf("%d", &amp;a);</text:p><text:p/><text:p>printf("\n o dobro e: %d \n",dobro(a));</text:p><text:p>}</text:p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6:52:19.346692741</meta:creation-date>
    <dc:date>2019-09-23T12:41:50.654295289</dc:date>
    <meta:editing-duration>PT2H50M58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9" meta:paragraph-count="158" meta:word-count="544" meta:character-count="3508" meta:non-whitespace-character-count="2815"/>
  </office:meta>
</office:document-meta>
</file>